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Set.NodeSet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et.getDocum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de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et.contains( Sit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et.remove( SiteNod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Set.ge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et.asc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Se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et.get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et.addAll( Nod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et.getNodesAscend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ode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Set.add( Sit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Set.desce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Set.NodeSet( DocumentSet docum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Set.NodeSet( ServiceManager manager , SiteNode [ ] _no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